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style:text-properties fo:font-weight="bold" style:font-weight-asian="bold" style:font-weight-complex="bold"/></style:style>
    <style:style style:name="T2" style:family="text"><style:text-properties fo:font-style="italic" style:font-style-asian="italic" style:font-style-complex="italic"/></style:style>
    <style:style style:name="fr2" style:family="graphic" style:parent-style-name="Formula"><style:graphic-properties style:vertical-pos="middle" style:vertical-rel="paragraph-content" style:horizontal-pos="center" style:horizontal-rel="paragraph-content" style:wrap="none"/></style:style>
    <style:style style:name="fr1" style:family="graphic" style:parent-style-name="Formula"><style:graphic-properties style:vertical-pos="middle" style:vertical-rel="text"/></style:style>
    <style:style style:name="P1" style:family="paragraph" style:parent-style-name="Table_20_Heading">
      <style:paragraph-properties fo:text-align="end" style:justify-single-word="false"/>
    </style:style>
    <style:style style:name="P2" style:family="paragraph" style:parent-style-name="Table_20_Contents">
      <style:paragraph-properties fo:text-align="end" style:justify-single-word="false"/>
    </style:style>
    <style:style style:name="P3" style:family="paragraph" style:parent-style-name="Text_20_body" style:list-style-name="L1">
      <style:paragraph-properties fo:margin-top="0in" fo:margin-bottom="0in"/>
    </style:style>
    <style:style style:name="P4" style:family="paragraph" style:parent-style-name="Text_20_body" style:list-style-name="L2">
      <style:paragraph-properties fo:margin-top="0in" fo:margin-bottom="0in"/>
    </style:style>
    <style:style style:name="P5" style:family="paragraph" style:parent-style-name="Text_20_body" style:list-style-name="L3">
      <style:paragraph-properties fo:margin-top="0in" fo:margin-bottom="0in"/>
    </style:style>
    <style:style style:name="P6" style:family="paragraph" style:parent-style-name="Text_20_body" style:list-style-name="L4">
      <style:paragraph-properties fo:margin-top="0in" fo:margin-bottom="0in"/>
    </style:style>
    <style:style style:name="P7" style:family="paragraph" style:parent-style-name="Text_20_body" style:list-style-name="L5">
      <style:paragraph-properties fo:margin-top="0in" fo:margin-bottom="0in"/>
    </style:style>
    <style:style style:name="P8" style:family="paragraph" style:parent-style-name="Text_20_body" style:list-style-name="L6">
      <style:paragraph-properties fo:margin-top="0in" fo:margin-bottom="0in"/>
    </style:style>
    <style:style style:name="P9" style:family="paragraph" style:parent-style-name="Text_20_body" style:list-style-name="L7">
      <style:paragraph-properties fo:margin-top="0in" fo:margin-bottom="0in"/>
    </style:style>
    <style:style style:name="P10" style:family="paragraph" style:parent-style-name="Text_20_body" style:list-style-name="L8">
      <style:paragraph-properties fo:margin-top="0in" fo:margin-bottom="0in"/>
    </style:style>
    <style:style style:name="P11" style:family="paragraph" style:parent-style-name="Text_20_body" style:list-style-name="L9">
      <style:paragraph-properties fo:margin-top="0in" fo:margin-bottom="0in"/>
    </style:style>
    <style:style style:name="P12" style:family="paragraph" style:parent-style-name="Text_20_body" style:list-style-name="L10">
      <style:paragraph-properties fo:margin-top="0in" fo:margin-bottom="0in"/>
    </style:style>
    <style:style style:name="P13" style:family="paragraph" style:parent-style-name="Text_20_body" style:list-style-name="L11">
      <style:paragraph-properties fo:margin-top="0in" fo:margin-bottom="0in"/>
    </style:style>
    <style:style style:name="P14" style:family="paragraph" style:parent-style-name="Text_20_body" style:list-style-name="L12">
      <style:paragraph-properties fo:margin-top="0in" fo:margin-bottom="0in"/>
    </style:style>
    <style:style style:name="P15" style:family="paragraph" style:parent-style-name="Text_20_body" style:list-style-name="L13">
      <style:paragraph-properties fo:margin-top="0in" fo:margin-bottom="0in"/>
    </style:style>
    <style:style style:name="P16" style:family="paragraph" style:parent-style-name="Text_20_body" style:list-style-name="L14">
      <style:paragraph-properties fo:margin-top="0in" fo:margin-bottom="0in"/>
    </style:style>
    <style:style style:name="P17" style:family="paragraph" style:parent-style-name="Text_20_body" style:list-style-name="L15">
    </style:style>
    <style:style style:name="P18" style:family="paragraph" style:parent-style-name="Quotations">
      <style:paragraph-properties fo:margin-left="0.5in" fo:margin-right="0in" fo:text-indent="0in" style:auto-text-indent="false"/>
    </style:style>
    <style:style style:name="P19" style:family="paragraph" style:parent-style-name="Quotations">
      <style:paragraph-properties fo:margin-left="0.5in" fo:margin-right="0in" fo:text-indent="0in" style:auto-text-indent="false"/>
    </style:style>
    <style:style style:name="P20" style:family="paragraph" style:parent-style-name="Text_20_body" style:list-style-name="L1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 --include-in-header
  % \showframe
  % % \showframe[edge]
  % \showframe[cut]
  % \setupbackgrounds[page][frame=on]

  % % \showsetups
  % % \showmakeup
  % \showlayout
  % \showframe
  % \showlayoutcomponents
  % \showgrid
  % % \showboxes

  \enableregime[utf]
  \mainlanguage[en-GB]
  \setuppapersize[A4][A4]

  \usetypescriptfile[type-alegreya]
  \usetypescript[alegreya]
  \setupbodyfont[alegreya]
  \setupbodyfont[9.5pt]
  % \setupbodyfont[10pt]

  \setuplayout[
    marking=on,
    height=fit,
    width=fit,
    % leftmargin=2mm,
    rightmargin=0mm,
    left=2mm,
    right=2mm,
    rightedge=2mm,
    rightedgedistance=0mm,
    top=2mm,
    topspace=2mm,
    topdistance=2mm,
    bottom=2mm,
    bottomdistance=0mm,
    % headerdistance=0mm,
    % footerdistance=0mm,
    % topspace=8mm,
    % header=16pt,
    header=0pt,
    footer=16pt,
    % backspace=0mm
    backspace=8pt,
  ]

  % \setupwhitespace[flexible]
  % \setupwhitespace[big]
  % \setupblank[big]
  \setupwhitespace[small]
  \setupblank[small]
  % \setupblank[none]

  % \setupindenting[32pt]
  % \indenting[yes,next]
  % \setupindenting[yes,big]

  % \setupitemize[autointro]    % prevent orphan list intro
  % \setupitemize[indentnext=no]

  % \setupheader[style=\smallcaps]
  % \setupfooter[style=\smallcaps]
  \setupheader[
      numberstyle=smallcaps,
      style=smallcaps,
      textstyle=smallcaps,
    ]
  \setupfooter[
      numberstyle=smallcaps,
      style=smallcaps,
      textstyle=smallcaps,
    ]
      % style=smallcaps,

  \setuphead
    [section, subsection, subsubsection, subsubsubsection, subsubsubsubsection]
    [
      page=no,
      continue=yes, % yes: If the section immediately follows a chapter it will be on the same page even though page=yes.
      number=yes,
      numberstyle=smallcaps,
      style=bold,
      textstyle=smallcaps,
      % header=none,
      % align={flushleft},
    ]

  \setuphead
    [section]
    [
      page=no,
      continue=yes, % yes: If the section immediately follows a chapter it will be on the same page even though page=yes.
      number=yes,
      align={middle},
      % align={middle, hyphenated, verytolerant},
      % tolerance=verytolerant,
      % after={\startsectioncolumns},
      % % before={\nowhitespace},
      % before={\blank[none]\nowhitespace\hairline\blank[none]},
      % after={\blank[none]\nowhitespace\hairline\blank[none]},
      % beforesection={\blank[none]},
      % aftersection={\blank[none]},
      % aftersection={\stopsectioncolumns},
    ]
  \setuphead
    [subsection]
    [
      page=no,
      continue=yes, % yes: If the section immediately follows a chapter it will be on the same page even though page=yes.
      number=yes,
      % align={flushleft, nothyphenated, verytolerant},
      % align={middle, hyphenated, verytolerant},
      % tolerance=verytolerant,
      align={middle},
      % before={\thinrule},
      % after={\thinrule},
      % strut=yes,
      % grid=yes,
      % beforesubsection={\blank[none]\nowhitespace},
      % aftersubsection={\blank[none]\nowhitespace\blank[none]},
    ]
  \setuphead
    [subsubsection, subsubsubsection, subsubsubsubsection]
    [
      page=no,
      continue=yes, % yes: If the section immediately follows a chapter it will be on the same page even though page=yes.
      number=yes,
      % align={flushleft, hyphenated, verytolerant},
      % tolerance=verytolerant,
      align={flushleft},
      before={\blank[medium]},
      after={\blank[medium]},
      % after={},
      % before={\blank[big]},
      % % % before={\nowhitespace},
      % % after={\blank[none]},
      % % % after={\startsectioncolumns},
      % % beforesubsubsection={\blank[none]},
      % % aftersubsubsection={\blank[none]},
      % % % aftersection={\stopsectioncolumns},
    ]

  \setuphead[section][
      page=no,
      continue=yes, % yes: If the section immediately follows a chapter it will be on the same page even though page=yes.
      number=yes,
    	before={\blank[big]\hrule}, after={\blank[none]\hrule\blank[big]},
    ]
  \setuphead[subsection]
  	[
  		page=no,
  		continue=yes, % yes: If the section immediately follows a chapter it will be on the same page even though page=yes.
  		number=yes,
  		before={\blank[big]\hrule}, after={\blank[none]\hrule\blank[big]},
    ]

  % For \url:
  \setupurl
  	[
    	color=red,
      style=\tf,
    ]

  % For \goto and \from:
  \setupinteraction
     [
  			state=start,
  			color=red,
  			style=\tf,
  			contrastcolor=blue,
  			option=bookmark,
    ]

      % style=\tf,
  \setupfootertexts
    [
  		{Mohamed Bana --- Curriculum Vitae}
  		{ \| }
  		{\useURL[url3][https://bana.io]\from[url3] --- \useURL[url4][mailto:m@bana.io][][m@bana.io]\from[url4] --- \useURL[url5][tel:+44-7960-045-281][][+44-7960-045-281]\from[url5]}
  		{ \| }
  		{{\bf{Modified: }}{\currentdate[day,month,year]}}
  	]
    []

    % []
  % \setupfootertexts
  %   [Mohamed Bana — Curriculum Vitae]
  %   [{\bf{Last Updated: }}{\currentdate[weekday,{, },day,month,year], \currenttime[h,{\,:\,},m]}]
  % \setupfootertexts
  %   [{\bf{Last Updated: }}{\currentdate[weekday,month,day,{, },year]}]


    % alternative=doublesided,
    % ,state=stop
  \setuppagenumbering
  	[
  		page=no,
  		alternative=doublesided,
  		location={footer,right},style=smallcaps,textstyle=smallcaps,numberstyle=smallcaps,conversion=romannumerals
    ]
  % \setuppagenumbering[location={footer,middle},style=smallcaps,conversion=romannumerals]

  % \setupheader[state=high]
  % \setupfooter[state=high]
<office:body>
<office:text>
<text:p text:style-name="Title">Curriculum Vitae</text:p>
<text:p text:style-name="Subtitle">Full Stack Senior Software Engineer</text:p>
<text:p text:style-name="Author">Mohamed Bana</text:p>
<text:p text:style-name="Date">Tuesday, 30 March 2021, 19:55:56 UTC</text:p>
% --include-before-body=

% % \startcolumns
%   % [
%   %   n=2,
%   %   distance=5mm,
%   %   rule=on,
%   %   balance=yes,
%   %   align=flushleft,
%   % ]
%   % [
%   %   n=2,
%   %   balance=yes,
%   %   align=flushleft,
%   %   separator=rule,
%   % ]

% \startcolumns
%   [
%     n=2,
%     balance=no,
%     align=right,
%   ]
<table:table table:name="Table1" table:style-name="Table1">
  <table:table-column table:style-name="Table1.A"/>
  <table:table-column table:style-name="Table1.B"/>
  <table:table-header-rows>
    <table:table-row>
      <table:table-cell table:style-name="TableHeaderRowCell" office:value-type="string">
        <text:p text:style-name="Table_20_Heading"><text:span text:style-name="T1">Contact</text:span></text:p>
      </table:table-cell>
      <table:table-cell table:style-name="TableHeaderRowCell" office:value-type="string">
        <text:p text:style-name="P1"><text:span text:style-name="T1">Web</text:span></text:p>
      </table:table-cell>
    </table:table-row>
  </table:table-header-rows>
  <table:table-row>
    <table:table-cell table:style-name="TableRowCell" office:value-type="string">
      <text:p text:style-name="Table_20_Contents"><text:a xlink:type="simple" xlink:href="tel:+44-7960-045-281" office:name=""><text:span text:style-name="Definition">+44-7960-045-281</text:span></text:a> (UK Mobile)</text:p>
    </table:table-cell>
    <table:table-cell table:style-name="TableRowCell" office:value-type="string">
      <text:p text:style-name="P2"><text:a xlink:type="simple" xlink:href="https://bana.io" office:name=""><text:span text:style-name="Definition">https://bana.io</text:span></text:a></text:p>
    </table:table-cell>
  </table:table-row>
  <table:table-row>
    <table:table-cell table:style-name="TableRowCell" office:value-type="string">
      <text:p text:style-name="Table_20_Contents"><text:a xlink:type="simple" xlink:href="tel:+212-624-846-935" office:name=""><text:span text:style-name="Definition">+212-624-846-935</text:span></text:a> (Moroccan Mobile)</text:p>
    </table:table-cell>
    <table:table-cell table:style-name="TableRowCell" office:value-type="string">
      <text:p text:style-name="P2"><text:a xlink:type="simple" xlink:href="https://github.com/banaio" office:name=""><text:span text:style-name="Definition">https://github.com/banaio</text:span></text:a></text:p>
    </table:table-cell>
  </table:table-row>
  <table:table-row>
    <table:table-cell table:style-name="TableRowCell" office:value-type="string">
      <text:p text:style-name="Table_20_Contents"><text:a xlink:type="simple" xlink:href="mailto:m@bana.io" office:name=""><text:span text:style-name="Definition">m@bana.io</text:span></text:a></text:p>
    </table:table-cell>
    <table:table-cell table:style-name="TableRowCell" office:value-type="string">
      <text:p text:style-name="P2"><text:a xlink:type="simple" xlink:href="https://linkedin.com/in/mbana" office:name=""><text:span text:style-name="Definition">https://linkedin.com/in/mbana</text:span></text:a></text:p>
    </table:table-cell>
  </table:table-row>
</table:table>
<text:p text:style-name="First_20_paragraph">I am a well-rounded Software Engineer, with around 9-10 years of Software Development experience. I understand what it takes to release a product having worked on the back-end, front-end, testing and finally the deployment aspect of several products.</text:p>
<text:p text:style-name="Text_20_body">Please read my <text:a xlink:type="simple" xlink:href="./cover-letter" office:name=""><text:span text:style-name="Definition">Cover Letter</text:span></text:a>.</text:p>
<text:h text:style-name="Heading_20_2" text:outline-level="2"><text:bookmark-start text:name="work-experience"/>Work Experience<text:bookmark-end text:name="work-experience"/></text:h>
<text:h text:style-name="Heading_20_3" text:outline-level="3"><text:bookmark-start text:name="remote-cloud-software-engineer-golang-ibm-united-kingdom-limited-hursley-park-winchester-uk---14092020-30042021"/>Remote Cloud Software Engineer / Golang, <text:a xlink:type="simple" xlink:href="https://www.ibm.com/uk/en/" office:name=""><text:span text:style-name="Definition">IBM United Kingdom Limited</text:span></text:a>, Hursley Park, Winchester, UK - 14/09/2020–-30/04/2021<text:bookmark-end text:name="remote-cloud-software-engineer-golang-ibm-united-kingdom-limited-hursley-park-winchester-uk---14092020-30042021"/></text:h>
<text:p text:style-name="First_20_paragraph">I am working on IBM Cloud as Software Engineer on IKS Cluster (IBM Cloud™ Kubernetes Service) as Cloud Software Engineer / Golang Engineer. IKS is effectively something like AWS, GCP or Azure, see <text:a xlink:type="simple" xlink:href="https://cloud.ibm.com/" office:name=""><text:span text:style-name="Definition">IBM Cloud</text:span></text:a>.</text:p>
<text:list text:style-name="L1">
  <text:list-item>
    <text:p text:style-name="P3">I’m a member of the IBM Cloud™ Kubernetes Service team responsible for delivering IBM’s Kubernetes managed container service. As a certified K8s provider, IBM Cloud Kubernetes Service provides intelligent scheduling, self-healing, horizontal scaling, service discovery and load balancing, automated rollouts and rollbacks, along with secret and configuration management and a fully managed image registry with integrated vulnerability scanning.</text:p>
  </text:list-item>
  <text:list-item>
    <text:p text:style-name="P3">Working in an agile way and operating with a continuous delivery model.</text:p>
  </text:list-item>
  <text:list-item>
    <text:p text:style-name="P3">Team/Squad consisted of around nine (9) people and we managed the complete life cycle of deliveries.</text:p>
  </text:list-item>
</text:list>
<text:p text:style-name="First_20_paragraph"><text:span text:style-name="T1">Tech:</text:span> Go, Golang, Shell Scripting, Bash, Docker, Docker Compose, Kubernetes, RedHat, <text:a xlink:type="simple" xlink:href="https://travis-ci.org/" office:name=""><text:span text:style-name="Definition">Travis CI</text:span></text:a>, <text:a xlink:type="simple" xlink:href="https://logdna.com/" office:name=""><text:span text:style-name="Definition">LogDNA</text:span></text:a>, <text:a xlink:type="simple" xlink:href="https://github.com/uber-go/zap" office:name=""><text:span text:style-name="Definition">go.uber.org/zap</text:span></text:a>, <text:a xlink:type="simple" xlink:href="https://etcd.io/" office:name=""><text:span text:style-name="Definition">etcd</text:span></text:a> or <text:a xlink:type="simple" xlink:href="https://www.ibm.com/cloud/learn/etcd" office:name=""><text:span text:style-name="Definition">What is etcd? | IBM</text:span></text:a>.</text:p>
<text:h text:style-name="Heading_20_3" text:outline-level="3"><text:bookmark-start text:name="full-stack-go-and-vue.js-developer-open-banking-limited-st-katharines-wapping-london-uk---0805201801012020"/>Full Stack Go and Vue.js Developer, <text:a xlink:type="simple" xlink:href="https://www.openbanking.org.uk" office:name=""><text:span text:style-name="Definition">Open Banking Limited</text:span></text:a>, St Katharine’s &amp; Wapping, London, UK - 08/05/2018–01/01/2020<text:bookmark-end text:name="full-stack-go-and-vue.js-developer-open-banking-limited-st-katharines-wapping-london-uk---0805201801012020"/></text:h>
<text:p text:style-name="First_20_paragraph">Working as a full stack developer at Open Banking on a tool that will validate a bank’s implementation of the OpenBanking API spec, see:</text:p>
<text:list text:style-name="L2">
  <text:list-item>
    <text:p text:style-name="P4"><text:a xlink:type="simple" xlink:href="https://bitbucket.org/openbankingteam/conformance-suite" office:name=""><text:span text:style-name="Definition">https://bitbucket.org/openbankingteam/conformance-suite</text:span></text:a></text:p>
  </text:list-item>
  <text:list-item>
    <text:p text:style-name="P4"><text:a xlink:type="simple" xlink:href="https://hub.docker.com/u/openbanking/" office:name=""><text:span text:style-name="Definition">https://hub.docker.com/u/openbanking/</text:span></text:a></text:p>
  </text:list-item>
</text:list>
<text:p text:style-name="First_20_paragraph"><text:span text:style-name="T1">Tech:</text:span> Go, Golang, Node.js, <text:a xlink:type="simple" xlink:href="https://vuejs.org/" office:name=""><text:span text:style-name="Definition">Vue.js</text:span></text:a>, <text:a xlink:type="simple" xlink:href="https://vuex.vuejs.org/" office:name=""><text:span text:style-name="Definition">Vuex</text:span></text:a>, Jest, Docker, Docker Compose, Kubernetes, <text:a xlink:type="simple" xlink:href="https://openid.net/connect/" office:name=""><text:span text:style-name="Definition">OpenID Connect</text:span></text:a>, <text:a xlink:type="simple" xlink:href="https://jwt.io/" office:name=""><text:span text:style-name="Definition">JSON Web Token (JWT)</text:span></text:a>, <text:a xlink:type="simple" xlink:href="http://kompose.io/" office:name=""><text:span text:style-name="Definition">Kompose</text:span></text:a>, <text:a xlink:type="simple" xlink:href="https://circleci.com/" office:name=""><text:span text:style-name="Definition">CircleCI</text:span></text:a>, <text:a xlink:type="simple" xlink:href="https://swagger.io/" office:name=""><text:span text:style-name="Definition">Swagger</text:span></text:a>, WebSocket, Bitbucket Pipelines, OpenAPI 3.0, <text:a xlink:type="simple" xlink:href="https://bitbucket.org/openbankingteam/conformance-suite" office:name=""><text:span text:style-name="Definition">https://bitbucket.org/openbankingteam/conformance-suite</text:span></text:a>, <text:a xlink:type="simple" xlink:href="https://hub.docker.com/u/openbanking/" office:name=""><text:span text:style-name="Definition">https://hub.docker.com/u/openbanking/</text:span></text:a>.</text:p>
<text:h text:style-name="Heading_20_3" text:outline-level="3"><text:bookmark-start text:name="senior-engineer-contractor-90poe---ninety-percent-of-everything-limited-marble-arch-london-uk---0102201820042018"/>Senior Engineer (contractor), <text:a xlink:type="simple" xlink:href="https://www.90poe.io/" office:name=""><text:span text:style-name="Definition">90POE - Ninety Percent of Everything Limited</text:span></text:a>, Marble Arch, London, UK - 01/02/2018–20/04/2018<text:bookmark-end text:name="senior-engineer-contractor-90poe---ninety-percent-of-everything-limited-marble-arch-london-uk---0102201820042018"/></text:h>
<text:p text:style-name="First_20_paragraph">Worked at startup specialising in software that runs on ship on two projects that were heavily Go-based.</text:p>
<text:p text:style-name="Text_20_body"><text:span text:style-name="Source_Text">platform-document-storage-service</text:span>: Document storage and retrieval to be used by others services, so it’s a core service. The core of the service was written in Go and exposed using <text:a xlink:type="simple" xlink:href="https://grpc.io/" office:name=""><text:span text:style-name="Definition">gRPC</text:span></text:a> and http using <text:a xlink:type="simple" xlink:href="https://github.com/gorilla/mux" office:name=""><text:span text:style-name="Definition">go gorilla/mux</text:span></text:a>. Both write and retrieve supported arbitrarily large files which was achieved using gRPC unidirectional streams. The underlying store was MongoDB’s <text:a xlink:type="simple" xlink:href="https://docs.mongodb.com/manual/core/gridfs/" office:name=""><text:span text:style-name="Definition">GridsFS</text:span></text:a> which I interfaced with using the Go driver <text:a xlink:type="simple" xlink:href="https://gopkg.in/mgo.v2" office:name=""><text:span text:style-name="Definition">mgo</text:span></text:a>.</text:p>
<text:p text:style-name="Text_20_body"><text:span text:style-name="Source_Text">auditing</text:span>: Currently working on this. The service is structured very similar to the preceding in that the underlying service is exposed using gRPC but the top-level interface is done using <text:a xlink:type="simple" xlink:href="graphql.org" office:name=""><text:span text:style-name="Definition">GraphQL</text:span></text:a>. I wrote the GraphQL server in go using <text:a xlink:type="simple" xlink:href="https://github.com/graph-gophers/graphql-go" office:name=""><text:span text:style-name="Definition">graphql-go</text:span></text:a>. The underlying store is in Postgres and the library I used to interact with it is <text:a xlink:type="simple" xlink:href="http://gorm.io/" office:name=""><text:span text:style-name="Definition">GORM</text:span></text:a>.</text:p>
<text:p text:style-name="Text_20_body"><text:span text:style-name="T1">Tech:</text:span> Go, Golang, <text:a xlink:type="simple" xlink:href="https://grpc.io/" office:name=""><text:span text:style-name="Definition">gRPC</text:span></text:a>, <text:a xlink:type="simple" xlink:href="https://github.com/gorilla/mux" office:name=""><text:span text:style-name="Definition">go gorilla/mux</text:span></text:a>, Protocol Buffers, <text:a xlink:type="simple" xlink:href="http://gorm.io/" office:name=""><text:span text:style-name="Definition">GORM</text:span></text:a>, MongoDB, <text:a xlink:type="simple" xlink:href="https://docs.mongodb.com/manual/core/gridfs/" office:name=""><text:span text:style-name="Definition">MongoDB GridsFS</text:span></text:a>, <text:a xlink:type="simple" xlink:href="https://gopkg.in/mgo.v2" office:name=""><text:span text:style-name="Definition">mgo</text:span></text:a>, <text:a xlink:type="simple" xlink:href="graphql.org" office:name=""><text:span text:style-name="Definition">GraphQL</text:span></text:a>, <text:a xlink:type="simple" xlink:href="https://github.com/graph-gophers/graphql-go" office:name=""><text:span text:style-name="Definition">graphql-go</text:span></text:a>, Docker, Docker Compose, Kubernetes, NodeJS, Jest, <text:a xlink:type="simple" xlink:href="https://concourse-ci.org/" office:name=""><text:span text:style-name="Definition">Concourse CI</text:span></text:a>, Postgres.</text:p>
<text:h text:style-name="Heading_20_3" text:outline-level="3"><text:bookmark-start text:name="full-stack-developer-contractor-root-capital-llp-london-bridge-london-uk---0910201724122017"/>Full Stack Developer (contractor), <text:a xlink:type="simple" xlink:href="https://www.rootcapital.co.uk" office:name=""><text:span text:style-name="Definition">Root Capital LLP</text:span></text:a>, London Bridge, London, UK - 09/10/2017–24/12/2017<text:bookmark-end text:name="full-stack-developer-contractor-root-capital-llp-london-bridge-london-uk---0910201724122017"/></text:h>
<text:p text:style-name="First_20_paragraph">Worked as a full stack Node.js developer on the <text:a xlink:type="simple" xlink:href="https://mindsforlife.com/" office:name=""><text:span text:style-name="Definition">Minds for Life</text:span></text:a> application, mainly on the forum.</text:p>
<text:p text:style-name="Text_20_body"><text:span text:style-name="T1">Frontend:</text:span></text:p>
<text:list text:style-name="L3">
  <text:list-item>
    <text:p text:style-name="P5"><text:span text:style-name="Source_Text">react</text:span>, <text:span text:style-name="Source_Text">react-redux</text:span>, <text:a xlink:type="simple" xlink:href="https://www.reactboilerplate.com/" office:name=""><text:span text:style-name="Definition">react-boilerplate</text:span></text:a>.</text:p>
  </text:list-item>
  <text:list-item>
    <text:p text:style-name="P5">Single Page Application (SPA) targeting mobile platforms.</text:p>
  </text:list-item>
  <text:list-item>
    <text:p text:style-name="P5"><text:span text:style-name="Source_Text">ES56</text:span> using most of the latest ES56 features; <text:span text:style-name="Source_Text">async</text:span>, <text:span text:style-name="Source_Text">await</text:span>, <text:span text:style-name="Source_Text">classes</text:span> etc.</text:p>
  </text:list-item>
  <text:list-item>
    <text:p text:style-name="P5">Serveless and hosted on <text:a xlink:type="simple" xlink:href="https://aws.amazon.com/s3/" office:name=""><text:span text:style-name="Definition">Amazon S3</text:span></text:a> as static assets, with <text:a xlink:type="simple" xlink:href="http://aws.amazon.com/cloudfront/" office:name=""><text:span text:style-name="Definition">Amazon CloudFront</text:span></text:a> as the CDN.</text:p>
  </text:list-item>
</text:list>
<text:p text:style-name="First_20_paragraph"><text:span text:style-name="T1">Backend:</text:span></text:p>
<text:list text:style-name="L4">
  <text:list-item>
    <text:p text:style-name="P6">NodeJS server written in <text:span text:style-name="Source_Text">ES6</text:span>, like the frontend.</text:p>
  </text:list-item>
  <text:list-item>
    <text:p text:style-name="P6"><text:a xlink:type="simple" xlink:href="http://koajs.com" office:name=""><text:span text:style-name="Definition">Koa</text:span></text:a>.</text:p>
  </text:list-item>
  <text:list-item>
    <text:p text:style-name="P6">MySQL as the datastore, using the <text:a xlink:type="simple" xlink:href="http://knexjs.org/" office:name=""><text:span text:style-name="Definition">Knex.js</text:span></text:a> library.</text:p>
  </text:list-item>
  <text:list-item>
    <text:p text:style-name="P6">Packaged as a set of <text:span text:style-name="Source_Text">docker</text:span> containers.</text:p>
  </text:list-item>
</text:list>
<text:p text:style-name="First_20_paragraph"><text:span text:style-name="T1">CI, Devops and Infrastructure:</text:span></text:p>
<text:list text:style-name="L5">
  <text:list-item>
    <text:p text:style-name="P7">Services were packaged as containers. Used <text:span text:style-name="Source_Text">docker</text:span> and <text:span text:style-name="Source_Text">docker-compose</text:span> to start them.</text:p>
  </text:list-item>
  <text:list-item>
    <text:p text:style-name="P7">Builds managed by <text:a xlink:type="simple" xlink:href="https://semaphoreci.com" office:name=""><text:span text:style-name="Definition">Semaphore CI</text:span></text:a> and <text:a xlink:type="simple" xlink:href="http://www.wercker.com/" office:name=""><text:span text:style-name="Definition">Wercker</text:span></text:a>.</text:p>
  </text:list-item>
</text:list>
<text:p text:style-name="First_20_paragraph"><text:span text:style-name="T1">Tech:</text:span> JavaScript, ES6, Node.js, react, react-redux, <text:a xlink:type="simple" xlink:href="https://www.reactboilerplate.com/" office:name=""><text:span text:style-name="Definition">react-boilerplate</text:span></text:a>, Webpack, <text:a xlink:type="simple" xlink:href="http://koajs.com" office:name=""><text:span text:style-name="Definition">Koa</text:span></text:a>, <text:a xlink:type="simple" xlink:href="http://knexjs.org/" office:name=""><text:span text:style-name="Definition">Knex.js</text:span></text:a>, Sequel Pro, Docker, Docker Compose, Kubernetes, <text:a xlink:type="simple" xlink:href="https://semaphoreci.com" office:name=""><text:span text:style-name="Definition">Semaphore CI</text:span></text:a>, <text:a xlink:type="simple" xlink:href="http://www.wercker.com/" office:name=""><text:span text:style-name="Definition">Wercker</text:span></text:a>, <text:a xlink:type="simple" xlink:href="https://aws.amazon.com/s3/" office:name=""><text:span text:style-name="Definition">Amazon S3</text:span></text:a>, <text:a xlink:type="simple" xlink:href="http://aws.amazon.com/cloudfront/" office:name=""><text:span text:style-name="Definition">Amazon CloudFront</text:span></text:a></text:p>
<text:h text:style-name="Heading_20_3" text:outline-level="3"><text:bookmark-start text:name="full-stack-node-developer-contractor-lloyds-banking-group-plc-london-bridge-london-uk---2003201722052017"/>Full Stack Node Developer (contractor), <text:a xlink:type="simple" xlink:href="https://www.lloydsbankinggroup.com" office:name=""><text:span text:style-name="Definition">Lloyds Banking Group PLC</text:span></text:a>, London Bridge, London, UK - 20/03/2017–22/05/2017<text:bookmark-end text:name="full-stack-node-developer-contractor-lloyds-banking-group-plc-london-bridge-london-uk---2003201722052017"/></text:h>
<text:p text:style-name="First_20_paragraph"><text:span text:style-name="T1">NodeJS - JavaScript:</text:span></text:p>
<text:list text:style-name="L6">
  <text:list-item>
    <text:p text:style-name="P8">Loopback for server-side of the code.</text:p>
  </text:list-item>
  <text:list-item>
    <text:p text:style-name="P8">ES5/6-based code base.</text:p>
  </text:list-item>
</text:list>
<text:p text:style-name="First_20_paragraph"><text:span text:style-name="T1">Monitoring/Devops/Misc:</text:span></text:p>
<text:list text:style-name="L7">
  <text:list-item>
    <text:p text:style-name="P9">Splunk and sending logs via (<text:a xlink:type="simple" xlink:href="https://en.wikipedia.org/wiki/Syslog" office:name=""><text:span text:style-name="Definition">https://en.wikipedia.org/wiki/Syslog</text:span></text:a>) a LogDrain service available on Bluemix.</text:p>
  </text:list-item>
  <text:list-item>
    <text:p text:style-name="P9">Gerrit for managing code. CI:</text:p>
  </text:list-item>
  <text:list-item>
    <text:p text:style-name="P9">Jenkins: Configuring, managing and installing.</text:p>
  </text:list-item>
  <text:list-item>
    <text:p text:style-name="P9">Jenkins 2: Same as previous plus writing pipeline scripts.</text:p>
  </text:list-item>
</text:list>
<text:p text:style-name="First_20_paragraph"><text:span text:style-name="T1">Tech:</text:span> JavaScript, Node.js, ES5/6-based code base, <text:a xlink:type="simple" xlink:href="https://loopback.io" office:name=""><text:span text:style-name="Definition">LoopBack</text:span></text:a> for server-side of the code, <text:a xlink:type="simple" xlink:href="https://en.wikipedia.org/wiki/Syslog" office:name=""><text:span text:style-name="Definition">SysLog</text:span></text:a>, <text:a xlink:type="simple" xlink:href="http://www.splunk.com" office:name=""><text:span text:style-name="Definition">Splunk</text:span></text:a>, <text:a xlink:type="simple" xlink:href="https://www.jenkins.io" office:name=""><text:span text:style-name="Definition">Jenkins</text:span></text:a>, <text:a xlink:type="simple" xlink:href="https://www.jenkins.io/2.0" office:name=""><text:span text:style-name="Definition">Jenkins 2</text:span></text:a>, <text:a xlink:type="simple" xlink:href="https://www.gerritcodereview.com/" office:name=""><text:span text:style-name="Definition">Gerrit Code Review</text:span></text:a>, <text:a xlink:type="simple" xlink:href="https://en.wikipedia.org/wiki/Bluemix" office:name=""><text:span text:style-name="Definition">IBM Bluemix</text:span></text:a></text:p>
<text:h text:style-name="Heading_20_3" text:outline-level="3"><text:bookmark-start text:name="senior-front-end-engineer-synthace-ltd.-kings-cross-london-uk---1304201604112016"/>Senior Front-End Engineer, <text:a xlink:type="simple" xlink:href="https://synthace.com" office:name=""><text:span text:style-name="Definition">Synthace Ltd.</text:span></text:a>, King’s Cross, London, UK - 13/04/2016–04/11/2016<text:bookmark-end text:name="senior-front-end-engineer-synthace-ltd.-kings-cross-london-uk---1304201604112016"/></text:h>
<text:p text:style-name="First_20_paragraph">Did a fair amount of architectural UI work:</text:p>
<text:list text:style-name="L8">
  <text:list-item>
    <text:p text:style-name="P10">JWT-based authentication: Implemented most, if not all, of the authentication related UI features. Polymer didn’t have an authentication module as it’s fairly new requiring me to re-implement this feature.</text:p>
  </text:list-item>
  <text:list-item>
    <text:p text:style-name="P10">API interactions: I introduced Swagger JS and did the conversion from plain XHR to Promises, and ensured API was in-sync with the state of the authentication.</text:p>
  </text:list-item>
  <text:list-item>
    <text:p text:style-name="P10">Updates via the Web Socket for notifications and async task updates: STOMP Over WebSocket.</text:p>
  </text:list-item>
  <text:list-item>
    <text:p text:style-name="P10">Bootstrapped the testing using Web Component Tester.</text:p>
  </text:list-item>
  <text:list-item>
    <text:p text:style-name="P10">Deciding on the build, test and hosting strategy, e.g., hosting our own CDN using Azure.</text:p>
  </text:list-item>
  <text:list-item>
    <text:p text:style-name="P10">Performance: 1) pushed to have HTTP/2 enabled, and prototyped, on our custom server written in Go, 2) implemented lazy-loading of our Web Components which are included using HTML Imports, 3) Significantly improved UI build scripts; went from a somewhat un-deterministic build to one that almost always runs.</text:p>
  </text:list-item>
  <text:list-item>
    <text:p text:style-name="P10">Introduced ES6 to the code-base, and moving to defining Polymer elements using ES6 classes.</text:p>
  </text:list-item>
  <text:list-item>
    <text:p text:style-name="P10">Misc: libraries/utils to ease UI development.</text:p>
  </text:list-item>
</text:list>
<text:p text:style-name="First_20_paragraph">We deploy Docker images to our Kubernetes cluster running in Azure using:</text:p>
<text:list text:style-name="L9">
  <text:list-item>
    <text:p text:style-name="P11">Docker: Fairly comfortable using this.</text:p>
  </text:list-item>
  <text:list-item>
    <text:p text:style-name="P11">Kubernetes: I’ve done deployments of dev branches, so I understand the deployment model, navigating the Kubernetes dashboard and crude command line interactions, e.g., port-forwarding of the service the pod is running from the cluster to the local machine.</text:p>
  </text:list-item>
</text:list>
<text:p text:style-name="First_20_paragraph">I’m finishing up on adding support for our language Antha to Monaco Editor, the editor that powers Visual Studio Code.</text:p>
<text:p text:style-name="Text_20_body">Since this is a startup I have done a fair amount of work and I have been given a fair share of responsibility, more so than any of my prior roles.</text:p>
<text:p text:style-name="Text_20_body"><text:span text:style-name="T1">Tech:</text:span> JavaScript, ES6, <text:a xlink:type="simple" xlink:href="https://www.polymer-project.org" office:name=""><text:span text:style-name="Definition">Polymer Project</text:span></text:a>, <text:a xlink:type="simple" xlink:href="https://www.webcomponents.org" office:name=""><text:span text:style-name="Definition">Web Components</text:span></text:a>, TypeScript, VSCode, Azure, Docker, Kubernetes, Go, <text:a xlink:type="simple" xlink:href="https://github.com/Polymer/web-component-tester" office:name=""><text:span text:style-name="Definition">Polymer Web Component Tester</text:span></text:a>, Git, Swagger.</text:p>
<text:h text:style-name="Heading_20_3" text:outline-level="3"><text:bookmark-start text:name="developer-ig-index-ltd.-cannon-bridge-london-uk---09-201418022016"/>Developer, <text:a xlink:type="simple" xlink:href="https://www.ig.com/uk" office:name=""><text:span text:style-name="Definition">IG Index Ltd.</text:span></text:a> Cannon Bridge, London, UK - 09-2014–18/02/2016<text:bookmark-end text:name="developer-ig-index-ltd.-cannon-bridge-london-uk---09-201418022016"/></text:h>
<text:h text:style-name="Heading_20_4" text:outline-level="4"><text:bookmark-start text:name="javascript-developer"/>JavaScript Developer<text:bookmark-end text:name="javascript-developer"/></text:h>
<text:list text:style-name="L10">
  <text:list-item>
    <text:p text:style-name="P12"><text:span text:style-name="T2">Price &amp; Indicator Alerts:</text:span> My main responsibility was handling the UI aspect—setting, configuring, triggering—of the various Alerts we support, from the basic Price Alert to Technical Indicators such as RSI and Moving Average. <text:span text:style-name="T1">Tech New:</text:span> Modern UI powered by ES2015 (Babel), Ember.js, Handlebars and Less. The UI was then composed of isolated and reusable Ember components. Runs on a NodeJS server, managed with npm and bower, and version controlled using Git. Integration and unit tests written in Mocha then run using Karma. <text:span text:style-name="T1">Tech Old:</text:span> Vanilla JavaScript using an in-house framework when changing the previous UI.</text:p>
  </text:list-item>
  <text:list-item>
    <text:p text:style-name="P12"><text:span text:style-name="T2">Charts:</text:span> Assisted in the conversion of the Adobe Flex Real Time Charts to an SVG-based version. <text:span text:style-name="T1">Tech:</text:span> d3 and tested like above.</text:p>
  </text:list-item>
  <text:list-item>
    <text:p text:style-name="P12"><text:span text:style-name="T2">Deeplinking:</text:span> A hashed action link, like typical deeplinks, that we send to our Clients which then launches the mobile IG app, or directs them to the app store for the device with the IG app pre-selected. Upon login the action is carried out automatically. I did the bulk of the work with the team lead overseeing it. <text:span text:style-name="T1">Tech:</text:span> Java 8, Spring and acceptance tested using Cucumber. Redirecting and launching of the IG app was done using vanilla JavaScript.</text:p>
  </text:list-item>
</text:list>
<text:h text:style-name="Heading_20_3" text:outline-level="3"><text:bookmark-start text:name="software-developer-itrs-international-trading-room-software-group-ltd.-moorgate-london-uk---02-201009-2014"/>Software Developer, <text:a xlink:type="simple" xlink:href="https://www.itrsgroup.com" office:name=""><text:span text:style-name="Definition">ITRS (International Trading Room Software) Group Ltd.</text:span></text:a> Moorgate, London, UK - 02-2010–09-2014<text:bookmark-end text:name="software-developer-itrs-international-trading-room-software-group-ltd.-moorgate-london-uk---02-201009-2014"/></text:h>
<text:h text:style-name="Heading_20_4" text:outline-level="4"><text:bookmark-start text:name="javascript-ui-developer-012014092014"/>JavaScript (UI) Developer, 01/2014–09/2014<text:bookmark-end text:name="javascript-ui-developer-012014092014"/></text:h>
<text:p text:style-name="First_20_paragraph">UI for the next generation of the product which is built around, loosely speaking, a real-time distributed analytics store. The aim is for the old system to stream data to the new system so we can provide all the great visualizations available in the HTML ecosystem, which was not achievable in a reasonable amount of time in Swing.</text:p>
<text:p text:style-name="Text_20_body">The code is entirely modularized using RequireJS so we can test each viewmodel without creating a view, we then test the entire UI (end-to-end tests) using WebDriverJS.</text:p>
<text:p text:style-name="Text_20_body">Some Java/C coding required to write NodeJS bindings to interact with the store. We evaluated several frameworks, Angular, Batman and KnockoutJS, by writing prototype applications that connected to our backend for a period of roughly 4-6 months before we chose to settle on Knockout.js.</text:p>
<text:p text:style-name="Text_20_body"><text:span text:style-name="T1">Tech:</text:span> JavaScript, NodeJS, Node-WebKit, Durandal, KnockoutJS, RequireJS, Git, Jasmine, Protractor (WebDriverJS), Jenkins, Bower, HTML5, CSS, LoopBack.io.</text:p>
<text:h text:style-name="Heading_20_4" text:outline-level="4"><text:bookmark-start text:name="java-ui-developer---072012122013"/>Java (UI) Developer - 07/2012–12/2013<text:bookmark-end text:name="java-ui-developer---072012122013"/></text:h>
<text:p text:style-name="First_20_paragraph">Worked with two developers and one QA member on a new Swing UI, ACLite, that uses our new streaming-based API to access Geneos data, for more info. see <text:a xlink:type="simple" xlink:href="https://resources.itrsgroup.com/OpenAccess" office:name=""><text:span text:style-name="Definition">https://resources.itrsgroup.com/OpenAccess</text:span></text:a>. We access data from a fault-tolerant Cluster that is built on a set of distributed nodes. The system we coded against is somewhat similar to the Amazon distributed key/value store, DynamoDB, except with support for streaming, so I am familiar with dealing with distributed systems.</text:p>
<text:p text:style-name="Text_20_body"><text:span text:style-name="T1">Tech:</text:span> Java, Maven, Swing, Eclipse, Jenkins, Git, Vagrant.</text:p>
<text:h text:style-name="Heading_20_4" text:outline-level="4"><text:bookmark-start text:name="c-developer---022010062012"/>C++ Developer - 02/2010–06/2012<text:bookmark-end text:name="c-developer---022010062012"/></text:h>
<text:p text:style-name="First_20_paragraph">Spent one year with Run The Business (RTB) team, a team set-up to fix critical bugs that Customers encounter. A very challenging role which requires all-around product knowledge, good debugging skills and being able to liaise with our Support staff in dealing with the Customers. Prior to this I was one of three developers working in the Transactions and Latency Monitoring team (part of the backend team) doing core C++. We wrote and maintained the following plug-ins that are part of the Geneos suite:</text:p>
<text:list text:style-name="L11">
  <text:list-item>
    <text:p text:style-name="P13"><text:a xlink:type="simple" xlink:href="https://docs.itrsgroup.com/docs/geneos/5.1.0/Netprobe/trading_fix/fix.html" office:name=""><text:span text:style-name="Definition">Geneos FIX plug-in</text:span></text:a>: Monitors FIX (protocol) messages.</text:p>
  </text:list-item>
  <text:list-item>
    <text:p text:style-name="P13"><text:a xlink:type="simple" xlink:href="https://docs.itrsgroup.com/docs/geneos/5.2.0/Netprobe/market_data_monitoring/feedadapter_ug.html" office:name=""><text:span text:style-name="Definition">Feed Latency Monitoring Plug-In</text:span></text:a>: Monitors feeds and calculates latency of instruments and fields across the monitored feeds.</text:p>
  </text:list-item>
  <text:list-item>
    <text:p text:style-name="P13"><text:a xlink:type="simple" xlink:href="https://docs.itrsgroup.com/docs/geneos/5.2.0/Netprobe/latency_monitoring/message_tracker/fix_adapter.html" office:name=""><text:span text:style-name="Definition">Latency Monitoring - Message Tracker FIX adapter</text:span></text:a>: Tracks, generally, FIX messages across several checkpoints.</text:p>
  </text:list-item>
  <text:list-item>
    <text:p text:style-name="P13"><text:a xlink:type="simple" xlink:href="https://docs.itrsgroup.com/docs/geneos/5.2.0/Netprobe/market_data_monitoring/mdm_ug.html" office:name=""><text:span text:style-name="Definition">Market Data Monitor</text:span></text:a>: See below. And bespoke plug-ins written for specific firms.</text:p>
  </text:list-item>
</text:list>
<text:p text:style-name="First_20_paragraph">We also maintained several non-finance specific plug-ins. I ported another bespoke plug-in called Price Latency Monitor (provides latency figures for bonds) to MS VC++ when I worked on this team. Projects:</text:p>
<text:list text:style-name="L12">
  <text:list-item>
    <text:p text:style-name="P14">I converted the Windows version of the entire product suite from Visual Studio 2005 to 2010.</text:p>
  </text:list-item>
  <text:list-item>
    <text:p text:style-name="P14">I wrote the Market Data Reliability plug-in. This plug-in connects to the Patsystem’s Trading API (&lt;www.patsystems.com&gt;) to monitor commodity prices, using their C API, to determine if prices are ‘stale’.</text:p>
  </text:list-item>
  <text:list-item>
    <text:p text:style-name="P14">I ported a significant part of our product to Solaris x86-64 (64-bit non-sparc architecture).</text:p>
  </text:list-item>
</text:list>
<text:p text:style-name="First_20_paragraph"><text:span text:style-name="T1">Tech:</text:span> C++, STL, Boost, Visual Studio, Linux/Unix, GDB, DBX, Make, Configure, XML, XPath, CPPUnit, <text:a xlink:type="simple" xlink:href="https://en.wikipedia.org/wiki/Financial_Information_eXchange" office:name=""><text:span text:style-name="Definition">Financial Information eXchange (FIX) protocol</text:span></text:a>, <text:a xlink:type="simple" xlink:href="https://docs.itrsgroup.com/docs/geneos/5.1.0/Netprobe/trading_fix/fix.html" office:name=""><text:span text:style-name="Definition">Geneos FIX plug-in</text:span></text:a>, <text:a xlink:type="simple" xlink:href="https://docs.itrsgroup.com/docs/geneos/5.2.0/Netprobe/market_data_monitoring/feedadapter_ug.html" office:name=""><text:span text:style-name="Definition">Feed Latency Monitoring Plug-In</text:span></text:a>, <text:a xlink:type="simple" xlink:href="https://docs.itrsgroup.com/docs/geneos/5.2.0/Netprobe/latency_monitoring/message_tracker/fix_adapter.html" office:name=""><text:span text:style-name="Definition">Latency Monitoring - Message Tracker FIX adapter</text:span></text:a>, <text:a xlink:type="simple" xlink:href="https://docs.itrsgroup.com/docs/geneos/5.2.0/Netprobe/market_data_monitoring/mdm_ug.html" office:name=""><text:span text:style-name="Definition">Market Data Monitor</text:span></text:a>, <text:a xlink:type="simple" xlink:href="https://docs.itrsgroup.com/docs/geneos/5.1.0/Netprobe/trading_pats/pats-status.html" office:name=""><text:span text:style-name="Definition">Geneos PATS-STATUS Plug-In</text:span></text:a>, <text:a xlink:type="simple" xlink:href="www.patsystems.com" office:name=""><text:span text:style-name="Definition">Patsystem’s Trading API</text:span></text:a>.</text:p>
<text:h text:style-name="Heading_20_3" text:outline-level="3"><text:bookmark-start text:name="software-developer-intern-then-tester-thomson-reuters.-canary-wharf-london-uk---05-200911-2009"/>Software Developer Intern, then Tester, Thomson Reuters. Canary Wharf, London, UK - 05-2009–11-2009<text:bookmark-end text:name="software-developer-intern-then-tester-thomson-reuters.-canary-wharf-london-uk---05-200911-2009"/></text:h>
<text:h text:style-name="Heading_20_4" text:outline-level="4"><text:bookmark-start text:name="c-developer"/>C# Developer<text:bookmark-end text:name="c-developer"/></text:h>
<text:p text:style-name="First_20_paragraph">One of four developers working on a search and navigation interface to Global Product Search. Full life-cycle of development; requirements engineering, analysis and design to implementation, testing and deployment.</text:p>
<text:p text:style-name="Text_20_body"><text:span text:style-name="T1">Tech:</text:span> C#, Silverlight 3.0, MS SQL Server 2005, LINQ, Web Services (WCF), XML and Visual Studio 2008. I handled deployment using CruiseControl.NET.</text:p>
<text:h text:style-name="Heading_20_4" text:outline-level="4"><text:bookmark-start text:name="tester"/>Tester<text:bookmark-end text:name="tester"/></text:h>
<text:p text:style-name="First_20_paragraph">User Acceptance Testing of the latest release of Thomson Reuter’s 3000 Extra, then called UTAH, now called Eikon. UTAH combines the data from Thomson and Reuters. My primary responsibilities were to validate the end product against pre-defined requirements/workflows. 1. Worked on Thomson Reuters project UTAH as part of a large team. 2. Tasks included testing, observing, documenting software bugs, issues and errors before final release of Utah. 3. Testing was done over multiple iterations.</text:p>
<text:h text:style-name="Heading_20_2" text:outline-level="2"><text:bookmark-start text:name="education"/>Education<text:bookmark-end text:name="education"/></text:h>
<text:list text:style-name="L13">
  <text:list-item>
    <text:p text:style-name="P15"><text:span text:style-name="T1">2005-2008:</text:span> BSc Computer Science (2.1), City, University of London.</text:p>
  </text:list-item>
  <text:list-item>
    <text:p text:style-name="P15"><text:span text:style-name="T1">2008-2009:</text:span> MSc Software Systems Engineering (Attended), University College London, and Trading &amp; Financial Market Structure module, London Business School.</text:p>
  </text:list-item>
</text:list>
<text:h text:style-name="Heading_20_2" text:outline-level="2"><text:bookmark-start text:name="additional-information"/>Additional Information<text:bookmark-end text:name="additional-information"/></text:h>
<text:h text:style-name="Heading_20_3" text:outline-level="3"><text:bookmark-start text:name="misc"/>Misc<text:bookmark-end text:name="misc"/></text:h>
<text:list text:style-name="L14">
  <text:list-item>
    <text:p text:style-name="P16"><text:span text:style-name="T1">Passport/Nationality:</text:span> I have a British Passport.</text:p>
  </text:list-item>
  <text:list-item>
    <text:p text:style-name="P16"><text:span text:style-name="T1">Drivers Licence:</text:span> Full UK Driving Licence.</text:p>
  </text:list-item>
  <text:list-item>
    <text:p text:style-name="P16"><text:span text:style-name="T1">Background/Criminal Check:</text:span></text:p><text:list text:style-name="L15">
      <text:list-item>
        <text:p text:style-name="P17"><text:a xlink:type="simple" xlink:href="https://www.gov.uk/request-copy-criminal-record" office:name=""><text:span text:style-name="Definition">Basic Disclosure and Barring Service (DBS) check</text:span></text:a>: Certificate was issued on 31 July 2020.</text:p><text:p text:style-name="P18"><text:span text:style-name="T1">Police Records of Convictions, Cautions, Reprimands and Warnings:</text:span></text:p>
        <text:p text:style-name="P18">NONE RECORDED</text:p>
      </text:list-item>
      <text:list-item>
        <text:p text:style-name="P17"><text:a xlink:type="simple" xlink:href="https://www.acro.police.uk/police_certificates.aspx" office:name=""><text:span text:style-name="Definition">Police Certificates - ACRO Criminal Records Office</text:span></text:a>: Certificate was issued on 18 February 2020.</text:p><text:p text:style-name="P19"><text:span text:style-name="T1">Summary of convictions and reprimands/warnings/cautions/impending prosecutions/under investigations held on UK police databases and disclosed in accordance with the ACRO stepdown model:</text:span></text:p>
        <text:p text:style-name="P19">NO TRACE.</text:p><text:p text:style-name="P17">I have requested a new certificate and this should arrive between the 15th/28th of August 2020.</text:p>
      </text:list-item>
    </text:list>
  </text:list-item>
</text:list>
<text:p text:style-name="First_20_paragraph"/>
<text:h text:style-name="Heading_20_3" text:outline-level="3"><text:bookmark-start text:name="languages"/>Languages<text:bookmark-end text:name="languages"/></text:h>
<text:list text:style-name="L16">
  <text:list-item>
    <text:p text:style-name="P20"><text:span text:style-name="T1">English and Swahili:</text:span> Native.</text:p>
  </text:list-item>
  <text:list-item>
    <text:p text:style-name="P20"><text:span text:style-name="T1">Arabic:</text:span> Intermediate. I own an apartment in Marrakech, Morocco. I have lived in Cairo, Egypt and have travelled several times to the UAE.</text:p>
  </text:list-item>
</text:list>
% --include-after-body
% \stopcolumns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1.3.2</meta:generator>
    <dc:title>Curriculum Vitae</dc:title>
    <dc:description>Full Stack Senior Software Engineer</dc:description>
    <dc:subject/>
    <meta:keyword/>
    <meta:initial-creator>Mohamed Bana</meta:initial-creator>
    <dc:creator>Mohamed Bana</dc:creator>
    <meta:creation-date>2021-03-30T19:55:58Z</meta:creation-date>
    <dc:date>2021-03-30T19:55:58Z</dc:date>
    <meta:user-defined meta:name="contrastcolor" meta:value-type="string">blue</meta:user-defined>
    <meta:user-defined meta:name="fontsize" meta:value-type="string">9pt</meta:user-defined>
    <meta:user-defined meta:name="includesource" meta:value-type="string">True</meta:user-defined>
    <meta:user-defined meta:name="linkcolor" meta:value-type="string">red</meta:user-defined>
    <meta:user-defined meta:name="linkstyle" meta:value-type="string">boldslanted</meta:user-defined>
    <meta:user-defined meta:name="lof" meta:value-type="string">False</meta:user-defined>
    <meta:user-defined meta:name="lot" meta:value-type="string">False</meta:user-defined>
    <meta:user-defined meta:name="next" meta:value-type="string">./cv-download</meta:user-defined>
    <meta:user-defined meta:name="prev" meta:value-type="string">/resume/</meta:user-defined>
    <meta:user-defined meta:name="sidebar" meta:value-type="string">auto</meta:user-defined>
    <meta:user-defined meta:name="sidebarDepth" meta:value-type="string">3</meta:user-defined>
    <meta:user-defined meta:name="subtitle" meta:value-type="string">Full Stack Senior Software Engineer</meta:user-defined>
    <meta:user-defined meta:name="tags" meta:value-type="string"/>
    <meta:user-defined meta:name="toc" meta:value-type="string">False</meta:user-defined>
  </office:meta>
</office:document-meta>
</file>